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96cm" fo:margin-left="0.116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6.588cm"/>
    </style:style>
    <style:style style:name="Table1.D" style:family="table-column">
      <style:table-column-properties style:column-width="2.6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ca2a" officeooo:paragraph-rsid="0010ca2a"/>
    </style:style>
    <style:style style:name="P2" style:family="paragraph" style:parent-style-name="Table_20_Contents">
      <style:text-properties fo:font-weight="bold" officeooo:rsid="0005a82c" officeooo:paragraph-rsid="0005a82c" style:font-weight-asian="bold" style:font-weight-complex="bold"/>
    </style:style>
    <style:style style:name="P3" style:family="paragraph" style:parent-style-name="Table_20_Contents">
      <style:text-properties officeooo:rsid="00062118" officeooo:paragraph-rsid="00062118"/>
    </style:style>
    <style:style style:name="P4" style:family="paragraph" style:parent-style-name="Table_20_Contents">
      <style:text-properties officeooo:rsid="00062118" officeooo:paragraph-rsid="00064a9c"/>
    </style:style>
    <style:style style:name="P5" style:family="paragraph" style:parent-style-name="Table_20_Contents">
      <style:text-properties officeooo:rsid="00064a9c" officeooo:paragraph-rsid="00064a9c"/>
    </style:style>
    <style:style style:name="P6" style:family="paragraph" style:parent-style-name="Table_20_Contents">
      <style:text-properties officeooo:rsid="00064a9c" officeooo:paragraph-rsid="000ae174"/>
    </style:style>
    <style:style style:name="P7" style:family="paragraph" style:parent-style-name="Table_20_Contents">
      <style:text-properties officeooo:rsid="00064a9c" officeooo:paragraph-rsid="000e1b00"/>
    </style:style>
    <style:style style:name="P8" style:family="paragraph" style:parent-style-name="Table_20_Contents">
      <style:text-properties officeooo:rsid="00064a9c" officeooo:paragraph-rsid="000e716e"/>
    </style:style>
    <style:style style:name="P9" style:family="paragraph" style:parent-style-name="Table_20_Contents">
      <style:text-properties officeooo:rsid="000ae174" officeooo:paragraph-rsid="000ae174"/>
    </style:style>
    <style:style style:name="P10" style:family="paragraph" style:parent-style-name="Table_20_Contents">
      <style:text-properties officeooo:rsid="000ae174" officeooo:paragraph-rsid="000e1b00"/>
    </style:style>
    <style:style style:name="P11" style:family="paragraph" style:parent-style-name="Table_20_Contents">
      <style:text-properties officeooo:rsid="000ae174" officeooo:paragraph-rsid="000e716e"/>
    </style:style>
    <style:style style:name="P12" style:family="paragraph" style:parent-style-name="Table_20_Contents">
      <style:text-properties officeooo:rsid="000bac3e" officeooo:paragraph-rsid="000bac3e"/>
    </style:style>
    <style:style style:name="P13" style:family="paragraph" style:parent-style-name="Table_20_Contents">
      <style:text-properties officeooo:rsid="000bac3e" officeooo:paragraph-rsid="000d8531"/>
    </style:style>
    <style:style style:name="P14" style:family="paragraph" style:parent-style-name="Table_20_Contents">
      <style:text-properties officeooo:rsid="000bac3e" officeooo:paragraph-rsid="000e1b00"/>
    </style:style>
    <style:style style:name="P15" style:family="paragraph" style:parent-style-name="Table_20_Contents">
      <style:text-properties officeooo:rsid="000e1b00" officeooo:paragraph-rsid="000e1b00"/>
    </style:style>
    <style:style style:name="P16" style:family="paragraph" style:parent-style-name="Table_20_Contents">
      <style:text-properties officeooo:rsid="000e1b00" officeooo:paragraph-rsid="000e716e"/>
    </style:style>
    <style:style style:name="P17" style:family="paragraph" style:parent-style-name="Table_20_Contents">
      <style:text-properties officeooo:rsid="000e716e" officeooo:paragraph-rsid="000e716e"/>
    </style:style>
    <style:style style:name="P18" style:family="paragraph" style:parent-style-name="Table_20_Contents">
      <style:text-properties officeooo:paragraph-rsid="000e716e"/>
    </style:style>
    <style:style style:name="P19" style:family="paragraph" style:parent-style-name="Table_20_Contents">
      <style:text-properties officeooo:rsid="00100aea" officeooo:paragraph-rsid="00100aea"/>
    </style:style>
    <style:style style:name="P20" style:family="paragraph" style:parent-style-name="Table_20_Contents">
      <style:text-properties officeooo:rsid="0010ca2a" officeooo:paragraph-rsid="0010ca2a"/>
    </style:style>
    <style:style style:name="P21" style:family="paragraph" style:parent-style-name="Table_20_Contents">
      <style:text-properties officeooo:rsid="0010ca2a" officeooo:paragraph-rsid="0010f2db"/>
    </style:style>
    <style:style style:name="P22" style:family="paragraph" style:parent-style-name="Table_20_Contents">
      <style:text-properties officeooo:rsid="00119da8" officeooo:paragraph-rsid="00119da8"/>
    </style:style>
    <style:style style:name="P23" style:family="paragraph" style:parent-style-name="Table_20_Contents">
      <style:text-properties officeooo:rsid="00134fec" officeooo:paragraph-rsid="00134fec"/>
    </style:style>
    <style:style style:name="P24" style:family="paragraph" style:parent-style-name="Table_20_Contents">
      <style:text-properties officeooo:rsid="00134fec" officeooo:paragraph-rsid="00151585"/>
    </style:style>
    <style:style style:name="P25" style:family="paragraph" style:parent-style-name="Table_20_Contents">
      <style:text-properties officeooo:rsid="00151585" officeooo:paragraph-rsid="00151585"/>
    </style:style>
    <style:style style:name="P26" style:family="paragraph" style:parent-style-name="Table_20_Contents">
      <style:text-properties officeooo:rsid="001872df" officeooo:paragraph-rsid="001872df"/>
    </style:style>
    <style:style style:name="T1" style:family="text">
      <style:text-properties officeooo:rsid="000795c7"/>
    </style:style>
    <style:style style:name="T2" style:family="text">
      <style:text-properties officeooo:rsid="0007f1d9"/>
    </style:style>
    <style:style style:name="T3" style:family="text">
      <style:text-properties officeooo:rsid="0009e8f0"/>
    </style:style>
    <style:style style:name="T4" style:family="text">
      <style:text-properties officeooo:rsid="000d8531"/>
    </style:style>
    <style:style style:name="T5" style:family="text">
      <style:text-properties officeooo:rsid="000e1b00"/>
    </style:style>
    <style:style style:name="T6" style:family="text">
      <style:text-properties officeooo:rsid="000e716e"/>
    </style:style>
    <style:style style:name="T7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officeooo:rsid="0010f2db"/>
    </style:style>
    <style:style style:name="T9" style:family="text">
      <style:text-properties officeooo:rsid="00151585"/>
    </style:style>
    <style:style style:name="T10" style:family="text">
      <style:text-properties officeooo:rsid="001872df"/>
    </style:style>
    <style:style style:name="T11" style:family="text">
      <style:text-properties officeooo:rsid="001a1ac7"/>
    </style:style>
    <style:style style:name="T12" style:family="text">
      <style:text-properties officeooo:rsid="001a68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Iteration</text:p>
          </table:table-cell>
          <table:table-cell table:style-name="Table1.A1" office:value-type="string">
            <text:p text:style-name="P2">TestCase</text:p>
          </table:table-cell>
          <table:table-cell table:style-name="Table1.A1" office:value-type="string">
            <text:p text:style-name="P2">Function</text:p>
          </table:table-cell>
          <table:table-cell table:style-name="Table1.D1" office:value-type="string">
            <text:p text:style-name="P2">Statu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Service s;</text:p>
            <text:p text:style-name="P3">output=s.formContains( Username,Password,Email_ID,MobileNo)</text:p>
          </table:table-cell>
          <table:table-cell table:style-name="Table1.A2" office:value-type="string">
            <text:p text:style-name="P3">{</text:p>
            <text:p text:style-name="P3"/>
            <text:p text:style-name="P3"/>
            <text:p text:style-name="P3">}</text:p>
          </table:table-cell>
          <table:table-cell table:style-name="Table1.D2" office:value-type="string">
            <text:p text:style-name="P3">Fail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Service s;</text:p>
            <text:p text:style-name="P4">output=s.formContains( Email_ID,Password)</text:p>
          </table:table-cell>
          <table:table-cell table:style-name="Table1.A2" office:value-type="string">
            <text:p text:style-name="P12">ValidateForm(EmailID,Password)</text:p>
            <text:p text:style-name="P3">{</text:p>
            <text:p text:style-name="P3">if(Email_ID.equals(“”)|| Password.equals(“”))</text:p>
            <text:p text:style-name="P3"><text:s text:c="5"/>return “Please Fill all the details”</text:p>
            <text:p text:style-name="P3">}</text:p>
          </table:table-cell>
          <table:table-cell table:style-name="Table1.D2" office:value-type="string">
            <text:p text:style-name="P3">Fail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Service s;</text:p>
            <text:p text:style-name="P3">output=s.formContains( Username,Password,Email_ID,MobileNo)</text:p>
          </table:table-cell>
          <table:table-cell table:style-name="Table1.A2" office:value-type="string">
            <text:p text:style-name="P12">ValidateForm(EmailID,Password)</text:p>
            <text:p text:style-name="P3">{</text:p>
            <text:p text:style-name="P3">if(!Email_ID.equals(“”) <text:span text:style-name="T1">&amp;&amp;</text:span> !Password.equals(“”))</text:p>
            <text:p text:style-name="P3"><text:s text:c="5"/>return “<text:span text:style-name="T3">Valid Form</text:span>”</text:p>
            <text:p text:style-name="P3">}</text:p>
          </table:table-cell>
          <table:table-cell table:style-name="Table1.D2" office:value-type="string">
            <text:p text:style-name="P3">Pass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Service <text:span text:style-name="T2">s;</text:span></text:p>
            <text:p text:style-name="P9">output=s.<text:span text:style-name="T5">e</text:span>mailContains(@)</text:p>
          </table:table-cell>
          <table:table-cell table:style-name="Table1.A2" office:value-type="string">
            <text:p text:style-name="P13">Validate<text:span text:style-name="T4">Email</text:span>(EmailID)</text:p>
            <text:p text:style-name="P9">{</text:p>
            <text:p text:style-name="P9"><text:s text:c="5"/>if(!email_id.contains(“@”))</text:p>
            <text:p text:style-name="P9"><text:s text:c="4"/>{</text:p>
            <text:p text:style-name="P9"><text:s text:c="9"/>return “Invalid Email ID”</text:p>
            <text:p text:style-name="P9"><text:s text:c="5"/>}</text:p>
            <text:p text:style-name="P9">}</text:p>
          </table:table-cell>
          <table:table-cell table:style-name="Table1.D2" office:value-type="string">
            <text:p text:style-name="P9">Fail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6">Service <text:span text:style-name="T2">s;</text:span></text:p>
            <text:p text:style-name="P9">output=s.<text:span text:style-name="T5">e</text:span>mailContains(@)</text:p>
          </table:table-cell>
          <table:table-cell table:style-name="Table1.A2" office:value-type="string">
            <text:p text:style-name="P14">Validate<text:span text:style-name="T4">Email</text:span>(EmailID)</text:p>
            <text:p text:style-name="P10">{</text:p>
            <text:p text:style-name="P10"><text:s text:c="5"/>if(email_id.contains(“@”))</text:p>
            <text:p text:style-name="P10"><text:s text:c="4"/>{</text:p>
            <text:p text:style-name="P10"><text:s text:c="9"/>return “Invalid Email ID”</text:p>
            <text:p text:style-name="P10"><text:s text:c="5"/>}</text:p>
            <text:p text:style-name="P10">}</text:p>
          </table:table-cell>
          <table:table-cell table:style-name="Table1.D2" office:value-type="string">
            <text:p text:style-name="P15">Pass</text:p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6">Service <text:span text:style-name="T2">s;</text:span></text:p>
            <text:p text:style-name="P9">output=s.<text:span text:style-name="T5">emailStartsWith</text:span>(<text:span text:style-name="T5">[0-9]</text:span>)</text:p>
          </table:table-cell>
          <table:table-cell table:style-name="Table1.A2" office:value-type="string">
            <text:p text:style-name="P15">ValidateEmail(EmailID)</text:p>
            <text:p text:style-name="P15">{</text:p>
            <text:p text:style-name="P15"><text:s text:c="4"/>if(email_id[0].matches([0-9]))</text:p>
            <text:p text:style-name="P15"><text:s text:c="4"/>{</text:p>
            <text:p text:style-name="P15"><text:s text:c="8"/>return”Email_ID Cannot Start <text:s/>with numerics”</text:p>
            <text:p text:style-name="P15"><text:s text:c="4"/>}</text:p>
            <text:p text:style-name="P15">}</text:p>
          </table:table-cell>
          <table:table-cell table:style-name="Table1.D2" office:value-type="string">
            <text:p text:style-name="P15">Fail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7">Service <text:span text:style-name="T2">s;</text:span></text:p>
            <text:p text:style-name="P10">output=s.<text:span text:style-name="T5">emailStartsWith</text:span>(<text:span text:style-name="T5">[0-9]</text:span>)</text:p>
          </table:table-cell>
          <table:table-cell table:style-name="Table1.A2" office:value-type="string">
            <text:p text:style-name="P15">ValidateEmail(EmailID)</text:p>
            <text:p text:style-name="P15">{</text:p>
            <text:p text:style-name="P15"><text:s text:c="4"/>if(email_id[0].matches([a-zA-Z]))</text:p>
            <text:p text:style-name="P15"><text:s text:c="4"/>{</text:p>
            <text:p text:style-name="P15"><text:s text:c="8"/>return”Valid Email ID”</text:p>
            <text:p text:style-name="P15"><text:s text:c="4"/>}</text:p>
            <text:p text:style-name="P15">}</text:p>
          </table:table-cell>
          <table:table-cell table:style-name="Table1.D2" office:value-type="string">
            <text:p text:style-name="P15">Pass</text:p>
          </table:table-cell>
        </table:table-row>
        <table:table-row>
          <table:table-cell table:style-name="Table1.A2" office:value-type="string">
            <text:p text:style-name="P17"/>
            <text:p text:style-name="P17"/>
            <text:p text:style-name="P17"/>
            <text:p text:style-name="P17"><text:soft-page-break/>8</text:p>
          </table:table-cell>
          <table:table-cell table:style-name="Table1.A2" office:value-type="string">
            <text:p text:style-name="P8"/>
            <text:p text:style-name="P8"/>
            <text:p text:style-name="P8"/>
            <text:p text:style-name="P8"><text:soft-page-break/>Service <text:span text:style-name="T2">s;</text:span></text:p>
            <text:p text:style-name="P11">output=s.<text:span text:style-name="T6">hasValidDomain(EmailID)</text:span></text:p>
          </table:table-cell>
          <table:table-cell table:style-name="Table1.A2" office:value-type="string">
            <text:p text:style-name="P16"/>
            <text:p text:style-name="P16"/>
            <text:p text:style-name="P16"/>
            <text:p text:style-name="P16"><text:soft-page-break/>ValidateEmail(EmailID)</text:p>
            <text:p text:style-name="P16">{</text:p>
            <text:p text:style-name="P18"><text:span text:style-name="T5"><text:s text:c="4"/>if(!email_id.contains(</text:span><text:span text:style-name="Source_20_Text"><text:span text:style-name="T7">([A-Za-z0-9_\-\.])</text:span></text:span></text:p>
            <text:p text:style-name="P16"><text:span text:style-name="T6">)</text:span>)</text:p>
            <text:p text:style-name="P16"><text:s text:c="4"/>{</text:p>
            <text:p text:style-name="P16"><text:s text:c="8"/>return”<text:span text:style-name="T6">Invalid DomainName</text:span>”</text:p>
            <text:p text:style-name="P16"><text:s text:c="4"/>}</text:p>
            <text:p text:style-name="P16">}</text:p>
          </table:table-cell>
          <table:table-cell table:style-name="Table1.D2" office:value-type="string">
            <text:p text:style-name="P15"/>
            <text:p text:style-name="P15"/>
            <text:p text:style-name="P15"/>
            <text:p text:style-name="P17"><text:soft-page-break/>Fail</text:p>
          </table:table-cell>
        </table:table-row>
        <table:table-row>
          <table:table-cell table:style-name="Table1.A2" office:value-type="string">
            <text:p text:style-name="P17"/>
            <text:p text:style-name="P17"/>
            <text:p text:style-name="P17"/>
            <text:p text:style-name="P17">9</text:p>
          </table:table-cell>
          <table:table-cell table:style-name="Table1.A2" office:value-type="string">
            <text:p text:style-name="P8"/>
            <text:p text:style-name="P8"/>
            <text:p text:style-name="P8"/>
            <text:p text:style-name="P8">Service <text:span text:style-name="T2">s;</text:span></text:p>
            <text:p text:style-name="P11">output=s.<text:span text:style-name="T6">hasValidDomain(EmailID)</text:span></text:p>
          </table:table-cell>
          <table:table-cell table:style-name="Table1.A2" office:value-type="string">
            <text:p text:style-name="P16"/>
            <text:p text:style-name="P16"/>
            <text:p text:style-name="P16"/>
            <text:p text:style-name="P16">ValidateEmail(EmailID)</text:p>
            <text:p text:style-name="P16">{</text:p>
            <text:p text:style-name="P18"><text:span text:style-name="T5"><text:s text:c="4"/>if(email_id.contains(</text:span><text:span text:style-name="Source_20_Text"><text:span text:style-name="T7">([A-Za-z0-9_\-\.])</text:span></text:span></text:p>
            <text:p text:style-name="P16"><text:span text:style-name="T6">)</text:span>)</text:p>
            <text:p text:style-name="P16"><text:s text:c="4"/>{</text:p>
            <text:p text:style-name="P16"><text:s text:c="8"/>return”<text:span text:style-name="T6">valid DomainName</text:span>”</text:p>
            <text:p text:style-name="P16"><text:s text:c="4"/>}</text:p>
            <text:p text:style-name="P16">}</text:p>
          </table:table-cell>
          <table:table-cell table:style-name="Table1.D2" office:value-type="string">
            <text:p text:style-name="P15"/>
            <text:p text:style-name="P15"/>
            <text:p text:style-name="P15"/>
            <text:p text:style-name="P19">Pass</text:p>
          </table:table-cell>
        </table:table-row>
        <table:table-row>
          <table:table-cell table:style-name="Table1.A2" office:value-type="string">
            <text:p text:style-name="P20">10</text:p>
          </table:table-cell>
          <table:table-cell table:style-name="Table1.A2" office:value-type="string">
            <text:p text:style-name="P20">Service s;</text:p>
            <text:p text:style-name="P20">output=s.checkPasswordLength(password)</text:p>
          </table:table-cell>
          <table:table-cell table:style-name="Table1.A2" office:value-type="string">
            <text:p text:style-name="P16"/>
            <text:p text:style-name="P20">ValidatePassword(password)</text:p>
            <text:p text:style-name="P20">{</text:p>
            <text:p text:style-name="P20"><text:s text:c="5"/>if(password.length()&lt;8)</text:p>
            <text:p text:style-name="P20"><text:s text:c="5"/>{</text:p>
            <text:p text:style-name="P20"><text:s text:c="10"/>return “Password Should be <text:s text:c="4"/>Minimum 8 alphabets Long” <text:s text:c="4"/></text:p>
            <text:p text:style-name="P20"><text:s text:c="6"/>}</text:p>
            <text:p text:style-name="P20">else</text:p>
            <text:p text:style-name="P1">if(password.length()&gt;20)</text:p>
            <text:p text:style-name="P20"><text:s text:c="5"/>{</text:p>
            <text:p text:style-name="P20"><text:s text:c="10"/>return “Password Length Cannot Be Greater than 20” <text:s text:c="4"/></text:p>
            <text:p text:style-name="P20"><text:s text:c="6"/>}</text:p>
            <text:p text:style-name="P20">}</text:p>
          </table:table-cell>
          <table:table-cell table:style-name="Table1.D2" office:value-type="string">
            <text:p text:style-name="P20">Fail</text:p>
          </table:table-cell>
        </table:table-row>
        <table:table-row>
          <table:table-cell table:style-name="Table1.A2" office:value-type="string">
            <text:p text:style-name="P20">10</text:p>
          </table:table-cell>
          <table:table-cell table:style-name="Table1.A2" office:value-type="string">
            <text:p text:style-name="P20">Service s;</text:p>
            <text:p text:style-name="P20">output=s.checkPasswordLength(password)</text:p>
          </table:table-cell>
          <table:table-cell table:style-name="Table1.A2" office:value-type="string">
            <text:p text:style-name="P16"/>
            <text:p text:style-name="P20">ValidatePassword(password)</text:p>
            <text:p text:style-name="P20">{</text:p>
            <text:p text:style-name="P21"><text:s text:c="5"/>if(password.length()<text:span text:style-name="T8">&gt;=</text:span>8 <text:span text:style-name="T8">&amp;&amp; </text:span>password.length()<text:span text:style-name="T8">&lt;=20</text:span>)</text:p>
            <text:p text:style-name="P20"><text:s text:c="5"/>{</text:p>
            <text:p text:style-name="P20"><text:s text:c="10"/>return “<text:span text:style-name="T8">Valid Password</text:span>” <text:s text:c="4"/></text:p>
            <text:p text:style-name="P20"><text:s text:c="6"/>}</text:p>
            <text:p text:style-name="P20">}</text:p>
          </table:table-cell>
          <table:table-cell table:style-name="Table1.D2" office:value-type="string">
            <text:p text:style-name="P22">Pass</text:p>
          </table:table-cell>
        </table:table-row>
        <table:table-row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23">Service s;</text:p>
            <text:p text:style-name="P23">output=s.checkPassword(password)</text:p>
          </table:table-cell>
          <table:table-cell table:style-name="Table1.A2" office:value-type="string">
            <text:p text:style-name="P23">validatePassword(password)</text:p>
            <text:p text:style-name="P23">{</text:p>
            <text:p text:style-name="P23"><text:s text:c="6"/>if(!password.contains(“[a-zA-Z]*[0-9]*”))</text:p>
            <text:p text:style-name="P23"><text:s text:c="6"/>{</text:p>
            <text:p text:style-name="P23"><text:s text:c="10"/>return “Password Should Be <text:soft-page-break/>Aplphanumeric”</text:p>
            <text:p text:style-name="P23"><text:s text:c="6"/>}</text:p>
            <text:p text:style-name="P23">}</text:p>
          </table:table-cell>
          <table:table-cell table:style-name="Table1.D2" office:value-type="string">
            <text:p text:style-name="P23">Fail</text:p>
          </table:table-cell>
        </table:table-row>
        <table:table-row>
          <table:table-cell table:style-name="Table1.A2" office:value-type="string">
            <text:p text:style-name="P23">1<text:span text:style-name="T12">2</text:span></text:p>
          </table:table-cell>
          <table:table-cell table:style-name="Table1.A2" office:value-type="string">
            <text:p text:style-name="P23">Service s;</text:p>
            <text:p text:style-name="P23">output=s.checkPassword(password)</text:p>
          </table:table-cell>
          <table:table-cell table:style-name="Table1.A2" office:value-type="string">
            <text:p text:style-name="P23">validatePassword(password)</text:p>
            <text:p text:style-name="P23">{</text:p>
            <text:p text:style-name="P23"><text:s text:c="6"/>if(password.contains(“[a-zA-Z]*[0-9]*”))</text:p>
            <text:p text:style-name="P23"><text:s text:c="6"/>{</text:p>
            <text:p text:style-name="P23"><text:s text:c="10"/>return “Password is Valid”</text:p>
            <text:p text:style-name="P23"><text:s text:c="6"/>}</text:p>
            <text:p text:style-name="P23">}</text:p>
          </table:table-cell>
          <table:table-cell table:style-name="Table1.D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5">1<text:span text:style-name="T12">3</text:span></text:p>
          </table:table-cell>
          <table:table-cell table:style-name="Table1.A2" office:value-type="string">
            <text:p text:style-name="P24">Service s;</text:p>
            <text:p text:style-name="P24">output=s.<text:span text:style-name="T9">compareEmaildPassword</text:span>(<text:span text:style-name="T9">Email_ID,</text:span>password)</text:p>
          </table:table-cell>
          <table:table-cell table:style-name="Table1.A2" office:value-type="string">
            <text:p text:style-name="P25">Validate compareEmaildPassword(Email_ID,Password)</text:p>
            <text:p text:style-name="P25">{</text:p>
            <text:p text:style-name="P25"><text:s text:c="10"/>if(Email_ID==Password)</text:p>
            <text:p text:style-name="P25"><text:s text:c="18"/>return “Password Cannot Contains the Same Email ID”</text:p>
            <text:p text:style-name="P25">}</text:p>
          </table:table-cell>
          <table:table-cell table:style-name="Table1.D2" office:value-type="string">
            <text:p text:style-name="P25">Fail</text:p>
          </table:table-cell>
        </table:table-row>
        <table:table-row>
          <table:table-cell table:style-name="Table1.A2" office:value-type="string">
            <text:p text:style-name="P25">1<text:span text:style-name="T12">4</text:span></text:p>
          </table:table-cell>
          <table:table-cell table:style-name="Table1.A2" office:value-type="string">
            <text:p text:style-name="P24">Service s;</text:p>
            <text:p text:style-name="P24">output=s.<text:span text:style-name="T9">compareEmaildPassword</text:span>(<text:span text:style-name="T9">Email_ID,</text:span>password)</text:p>
          </table:table-cell>
          <table:table-cell table:style-name="Table1.A2" office:value-type="string">
            <text:p text:style-name="P25">Validate compareEmaildPassword(Email_ID,Password)</text:p>
            <text:p text:style-name="P25">{</text:p>
            <text:p text:style-name="P25"><text:s text:c="10"/>if(Email_ID!=Password)</text:p>
            <text:p text:style-name="P25"><text:s text:c="18"/>return “Password <text:span text:style-name="T10">Is Valid</text:span>”</text:p>
            <text:p text:style-name="P25">}</text:p>
          </table:table-cell>
          <table:table-cell table:style-name="Table1.D2" office:value-type="string">
            <text:p text:style-name="P26">Pass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05:38.256485558</meta:creation-date>
    <dc:date>2018-10-18T15:30:27.558816504</dc:date>
    <meta:editing-duration>PT1H14M27S</meta:editing-duration>
    <meta:editing-cycles>19</meta:editing-cycles>
    <meta:generator>LibreOffice/5.1.6.2$Linux_X86_64 LibreOffice_project/10m0$Build-2</meta:generator>
    <meta:document-statistic meta:table-count="1" meta:image-count="0" meta:object-count="0" meta:page-count="3" meta:paragraph-count="164" meta:word-count="242" meta:character-count="2629" meta:non-whitespace-character-count="2208"/>
  </office:meta>
</office:document-meta>
</file>